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text-properties fo:font-size="12pt"/>
    </style:style>
    <style:style style:name="P4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3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draw:textarea-vertical-align="bottom" fo:min-height="0.20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66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3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52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53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1.145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30" draw:style-name="gr9" svg:width="1.5524in" svg:height="0.6669in" svg:x="4.1602in" svg:y="2.6618in"><draw:text-box><text:p>[speed, direction]</text:p></draw:text-box></draw:frame><draw:frame text:anchor-type="paragraph" draw:z-index="29" draw:style-name="gr8" svg:width="0.5524in" svg:height="0.2606in" svg:x="0.8689in" svg:y="2.5264in"><draw:text-box><text:p>+</text:p></draw:text-box></draw:frame><draw:frame text:anchor-type="paragraph" draw:z-index="28" draw:style-name="gr7" draw:text-style-name="P4" svg:width="0.2189in" svg:height="0.2087in" svg:x="0.9134in" svg:y="2.689in"><draw:text-box><text:p text:style-name="P4"><text:span text:style-name="T3">_</text:span></text:p></draw:text-box></draw:frame><draw:frame text:anchor-type="paragraph" draw:z-index="27" draw:style-name="gr6" svg:width="0.9378in" svg:height="0.2398in" svg:x="1.3583in" svg:y="2.1929in"><draw:text-box><text:p>Error</text:p></draw:text-box></draw:frame><draw:frame text:anchor-type="paragraph" draw:z-index="26" draw:style-name="gr5" svg:width="0.9169in" svg:height="0.328in" svg:x="0.202in" svg:y="4.3445in"><draw:text-box><text:p>Position</text:p></draw:text-box></draw:frame><draw:custom-shape text:anchor-type="paragraph" draw:z-index="25" draw:style-name="gr3" svg:width="0.1878in" svg:height="0.4795in" svg:x="1.0354in" svg:y="2.1201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4" draw:style-name="gr3" draw:text-style-name="P3" svg:width="0.2169in" svg:height="0.6921in" svg:x="1.0402in" svg:y="2.8972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3" draw:style-name="gr3" svg:width="0.2398in" svg:height="0.3024in" svg:x="0.7752in" svg:y="4.2764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2" draw:style-name="gr3" svg:width="0.8752in" svg:height="0.6252in" svg:x="2.6398in" svg:y="8.0783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21" draw:style-name="gr3" svg:width="0.3024in" svg:height="0.3335in" svg:x="4.7437in" svg:y="7.0366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0" draw:style-name="gr3" svg:width="0.2921in" svg:height="0.4531in" svg:x="4.3189in" svg:y="5.8445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9" draw:style-name="gr3" svg:width="0.3335in" svg:height="0.865in" svg:x="5.9417in" svg:y="7.005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8" draw:style-name="gr3" svg:width="0.2606in" svg:height="0.7213in" svg:x="5.1917in" svg:y="5.73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7" draw:style-name="gr3" svg:width="0.2189in" svg:height="0.3961in" svg:x="5.9417in" svg:y="4.224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6" draw:style-name="gr4" svg:width="0.2189in" svg:height="0.3961in" svg:x="5.9417in" svg:y="4.224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5" draw:style-name="gr3" svg:width="0.3335in" svg:height="1.448in" svg:x="5.3791in" svg:y="2.120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style-name="gr3" svg:width="0.5004in" svg:height="0.3504in" svg:x="4.222in" svg:y="1.440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3" draw:style-name="gr3" svg:width="0.5004in" svg:height="0.3504in" svg:x="1.8598in" svg:y="1.440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ircle text:anchor-type="paragraph" draw:z-index="12" draw:style-name="gr2" draw:text-style-name="P1" svg:width="0.2504in" svg:height="0.2504in" svg:x="1.0071in" svg:y="2.6472in"><text:p/></draw:circle><draw:rect text:anchor-type="paragraph" draw:z-index="11" draw:style-name="gr2" draw:text-style-name="P1" svg:width="0.7504in" svg:height="0.5004in" svg:x="1.7063in" svg:y="8.439in"><text:p/></draw:rect><draw:rect text:anchor-type="paragraph" draw:z-index="10" draw:style-name="gr2" draw:text-style-name="P1" svg:width="0.7504in" svg:height="0.5004in" svg:x="0.5626in" svg:y="8.439in"><text:p/></draw:rect><draw:rect text:anchor-type="paragraph" draw:z-index="9" draw:style-name="gr2" draw:text-style-name="P1" svg:width="0.7504in" svg:height="0.5004in" svg:x="1.7063in" svg:y="7.5453in"><text:p/></draw:rect><draw:rect text:anchor-type="paragraph" draw:z-index="8" draw:style-name="gr2" draw:text-style-name="P1" svg:width="0.7504in" svg:height="0.5004in" svg:x="0.5626in" svg:y="7.5453in"><text:p/></draw:rect><draw:rect text:anchor-type="paragraph" draw:z-index="7" draw:style-name="gr1" draw:text-style-name="P1" svg:width="1.0004in" svg:height="1.0004in" svg:x="4.3417in" svg:y="7.4598in"><text:p text:style-name="P1">Marvel Mind</text:p><text:p text:style-name="P1">Mobile</text:p><text:p text:style-name="P1">Beacon</text:p></draw:rect><draw:rect text:anchor-type="paragraph" draw:z-index="6" draw:style-name="gr1" draw:text-style-name="P2" svg:width="2.5012in" svg:height="0.5012in" svg:x="4.0598in" svg:y="6.4598in"><text:p text:style-name="P1"><text:span text:style-name="T2">R-xfrm</text:span></text:p></draw:rect><draw:rect text:anchor-type="paragraph" draw:z-index="5" draw:style-name="gr1" draw:text-style-name="P1" svg:width="3.0004in" svg:height="3.0004in" svg:x="3.75in" svg:y="6.1701in"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><text:span text:style-name="T1">Burger Bot</text:span></text:p></draw:rect><draw:ellipse text:anchor-type="paragraph" draw:z-index="4" draw:style-name="gr1" draw:text-style-name="P1" svg:width="6.5004in" svg:height="1.5004in" svg:x="0.1299in" svg:y="4.3445in"><text:p text:style-name="P1">Communication Link with Delay</text:p></draw:ellipse><draw:rect text:anchor-type="paragraph" draw:z-index="3" draw:style-name="gr1" draw:text-style-name="P1" svg:width="6.5004in" svg:height="0.5004in" svg:x="0.15in" svg:y="3.6661in"><text:p text:style-name="P1">M-xfrm</text:p></draw:rect><draw:rect text:anchor-type="paragraph" draw:z-index="2" draw:style-name="gr1" draw:text-style-name="P1" svg:width="1.2504in" svg:height="1.0004in" svg:x="4.8339in" svg:y="1.0299in"><text:p text:style-name="P1">Controller</text:p></draw:rect><draw:rect text:anchor-type="paragraph" draw:z-index="1" draw:style-name="gr1" draw:text-style-name="P1" svg:width="1.2504in" svg:height="1.0004in" svg:x="2.6299in" svg:y="1.0402in"><text:p text:style-name="P1">Human</text:p></draw:rect><draw:rect text:anchor-type="paragraph" draw:z-index="0" draw:style-name="gr1" draw:text-style-name="P1" svg:width="1.2504in" svg:height="1.0004in" svg:x="0.5264in" svg:y="1.0598in"><text:p text:style-name="P1">GUI</text:p></draw:rect><draw:frame text:anchor-type="paragraph" draw:z-index="31" draw:style-name="gr10" svg:width="1.2087in" svg:height="0.326in" svg:x="3.5043in" svg:y="5.9717in"><draw:text-box><text:p>Position</text:p></draw:text-box></draw:frame><draw:frame text:anchor-type="paragraph" draw:z-index="32" draw:style-name="gr11" svg:width="1.198in" svg:height="0.2087in" svg:x="5.6189in" svg:y="5.7866in"><draw:text-box><text:p>[speed, direction]</text:p></draw:text-box></draw:frame><draw:frame text:anchor-type="paragraph" draw:z-index="33" draw:style-name="gr12" draw:text-style-name="P1" svg:width="1.3543in" svg:height="0.5213in" svg:x="0.9917in" svg:y="7.1598in"><draw:text-box><text:p text:style-name="P1">Marvel Mind Stationary Beacons</text:p></draw:text-box></draw:frame><draw:frame text:anchor-type="paragraph" draw:z-index="34" draw:style-name="gr13" svg:width="1.0732in" svg:height="0.5315in" svg:x="2.5665in" svg:y="7.8598in"><draw:text-box><text:p text:style-name="P1">Ultrasonic</text:p></draw:text-box></draw:frame><draw:frame text:anchor-type="paragraph" draw:z-index="35" draw:style-name="gr14" svg:width="0.8713in" svg:height="1.1461in" svg:x="5.8791in" svg:y="7.9744in"><draw:text-box><text:p>Motion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ke mckenie</meta:initial-creator>
    <meta:creation-date>2018-11-03T12:46:35.41</meta:creation-date>
    <meta:generator>OpenOffice/4.1.5$Win32 OpenOffice.org_project/415m1$Build-9789</meta:generator>
    <meta:document-statistic meta:table-count="0" meta:image-count="0" meta:object-count="0" meta:page-count="1" meta:paragraph-count="0" meta:word-count="0" meta:character-count="0"/>
  </office:meta>
</office:document-meta>
</file>